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.736cm" svg:y="11.452cm">
            <draw:object draw:notify-on-update-of-ranges="Planilha1.J2:Planilha1.J2 Planilha1.J3:Planilha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974cm" svg:y="11.356cm">
            <draw:object draw:notify-on-update-of-ranges="Planilha1.K2:Planilha1.K2 Planilha1.K3:Planilha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xecução Matriz concorrente (Serial)</text:p>
          </table:table-cell>
          <table:table-cell table:number-columns-repeated="5"/>
          <table:table-cell office:value-type="string" calcext:value-type="string">
            <text:p>Execução Matriz concorrente (Seri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m mxn</text:p>
          </table:table-cell>
          <table:table-cell office:value-type="string" calcext:value-type="string">
            <text:p>tempo de execução em segundos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tempo de execução em segundos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1]" office:value-type="float" office:value="0.068133" calcext:value-type="float">
            <text:p>0,0681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G23]" office:value-type="float" office:value="9.92222844444444" calcext:value-type="float">
            <text:p>9,92222844444444</text:p>
          </table:table-cell>
          <table:table-cell/>
          <table:table-cell table:formula="of:=[.B7]/[.H3]" office:value-type="float" office:value="1.04330988325472" calcext:value-type="float">
            <text:p>1,04330988325472</text:p>
          </table:table-cell>
          <table:table-cell table:formula="of:=[.J3]/[.G3]*100" office:value-type="float" office:value="52.165494162736" calcext:value-type="float">
            <text:p>52,165494162736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21]" office:value-type="float" office:value="1.180797" calcext:value-type="float">
            <text:p>1,18079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H23]" office:value-type="float" office:value="9.31832744444445" calcext:value-type="float">
            <text:p>9,31832744444445</text:p>
          </table:table-cell>
          <table:table-cell/>
          <table:table-cell table:formula="of:=[.B7]/[.H4]" office:value-type="float" office:value="1.11092457972936" calcext:value-type="float">
            <text:p>1,11092457972936</text:p>
          </table:table-cell>
          <table:table-cell table:formula="of:=[.J4]/[.G4]*100" office:value-type="float" office:value="27.773114493234" calcext:value-type="float">
            <text:p>27,77311449323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C21]" office:value-type="float" office:value="4.942719" calcext:value-type="float">
            <text:p>4,94271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23]" office:value-type="float" office:value="9.27020933333333" calcext:value-type="float">
            <text:p>9,27020933333333</text:p>
          </table:table-cell>
          <table:table-cell/>
          <table:table-cell table:formula="of:=[.B7]/[.H5]" office:value-type="float" office:value="1.11669096433205" calcext:value-type="float">
            <text:p>1,11669096433205</text:p>
          </table:table-cell>
          <table:table-cell table:formula="of:=[.J5]/[.G5]*100" office:value-type="float" office:value="18.6115160722009" calcext:value-type="float">
            <text:p>18,6115160722009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D21]" office:value-type="float" office:value="6.660459" calcext:value-type="float">
            <text:p>6,66045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J23]" office:value-type="float" office:value="9.18266677777778" calcext:value-type="float">
            <text:p>9,18266677777778</text:p>
          </table:table-cell>
          <table:table-cell/>
          <table:table-cell table:formula="of:=[.B7]/[.H6]" office:value-type="float" office:value="1.12733688921958" calcext:value-type="float">
            <text:p>1,12733688921958</text:p>
          </table:table-cell>
          <table:table-cell table:formula="of:=[.J6]/[.G6]*100" office:value-type="float" office:value="14.0917111152448" calcext:value-type="float">
            <text:p>14,0917111152448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E21]" office:value-type="float" office:value="10.351959" calcext:value-type="float">
            <text:p>10,35195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K23]" office:value-type="float" office:value="9.21668633333334" calcext:value-type="float">
            <text:p>9,21668633333334</text:p>
          </table:table-cell>
          <table:table-cell/>
          <table:table-cell table:formula="of:=[.B7]/[.H7]" office:value-type="float" office:value="1.12317579503176" calcext:value-type="float">
            <text:p>1,12317579503176</text:p>
          </table:table-cell>
          <table:table-cell table:formula="of:=[.J7]/[.G7]*100" office:value-type="float" office:value="11.2317579503176" calcext:value-type="float">
            <text:p>11,231757950317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L23]" office:value-type="float" office:value="9.34218911111111" calcext:value-type="float">
            <text:p>9,34218911111111</text:p>
          </table:table-cell>
          <table:table-cell/>
          <table:table-cell table:formula="of:=[.B7]/[.H8]" office:value-type="float" office:value="1.10808707433335" calcext:value-type="float">
            <text:p>1,10808707433335</text:p>
          </table:table-cell>
          <table:table-cell table:formula="of:=[.J8]/[.G8]*100" office:value-type="float" office:value="9.23405895277792" calcext:value-type="float">
            <text:p>9,2340589527779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M23]" office:value-type="float" office:value="9.19734944444445" calcext:value-type="float">
            <text:p>9,19734944444445</text:p>
          </table:table-cell>
          <table:table-cell/>
          <table:table-cell table:formula="of:=[.B7]/[.H9]" office:value-type="float" office:value="1.12553720640168" calcext:value-type="float">
            <text:p>1,12553720640168</text:p>
          </table:table-cell>
          <table:table-cell table:formula="of:=[.J9]/[.G9]*100" office:value-type="float" office:value="8.03955147429768" calcext:value-type="float">
            <text:p>8,039551474297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N23]" office:value-type="float" office:value="9.263202" calcext:value-type="float">
            <text:p>9,263202</text:p>
          </table:table-cell>
          <table:table-cell/>
          <table:table-cell table:formula="of:=[.B7]/[.H10]" office:value-type="float" office:value="1.11753570741521" calcext:value-type="float">
            <text:p>1,11753570741521</text:p>
          </table:table-cell>
          <table:table-cell table:formula="of:=[.J10]/[.G10]*100" office:value-type="float" office:value="6.98459817134507" calcext:value-type="float">
            <text:p>6,9845981713450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número de threads matriz 15000x15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e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]" office:value-type="float" office:value="1000" calcext:value-type="float">
            <text:p>1000</text:p>
          </table:table-cell>
          <table:table-cell table:formula="of:=[.A4]" office:value-type="float" office:value="5000" calcext:value-type="float">
            <text:p>5000</text:p>
          </table:table-cell>
          <table:table-cell table:formula="of:=[.A5]" office:value-type="float" office:value="10000" calcext:value-type="float">
            <text:p>10000</text:p>
          </table:table-cell>
          <table:table-cell table:formula="of:=[.A6]" office:value-type="float" office:value="12000" calcext:value-type="float">
            <text:p>12000</text:p>
          </table:table-cell>
          <table:table-cell table:formula="of:=[.A7]" office:value-type="float" office:value="15000" calcext:value-type="float">
            <text:p>15000</text:p>
          </table:table-cell>
          <table:table-cell/>
          <table:table-cell office:value-type="float" office:value="9.437626" calcext:value-type="float">
            <text:p>9,437626</text:p>
          </table:table-cell>
          <table:table-cell office:value-type="float" office:value="9.421648" calcext:value-type="float">
            <text:p>9,421648</text:p>
          </table:table-cell>
          <table:table-cell office:value-type="float" office:value="9.384721" calcext:value-type="float">
            <text:p>9,384721</text:p>
          </table:table-cell>
          <table:table-cell office:value-type="float" office:value="8.762428" calcext:value-type="float">
            <text:p>8,762428</text:p>
          </table:table-cell>
          <table:table-cell office:value-type="float" office:value="8.806918" calcext:value-type="float">
            <text:p>8,806918</text:p>
          </table:table-cell>
          <table:table-cell office:value-type="float" office:value="8.963779" calcext:value-type="float">
            <text:p>8,963779</text:p>
          </table:table-cell>
          <table:table-cell office:value-type="float" office:value="8.772638" calcext:value-type="float">
            <text:p>8,772638</text:p>
          </table:table-cell>
          <table:table-cell office:value-type="float" office:value="9.1343" calcext:value-type="float">
            <text:p>9,1343</text:p>
          </table:table-cell>
        </table:table-row>
        <table:table-row table:style-name="ro1">
          <table:table-cell office:value-type="float" office:value="0.06542" calcext:value-type="float">
            <text:p>0,06542</text:p>
          </table:table-cell>
          <table:table-cell office:value-type="float" office:value="1.193968" calcext:value-type="float">
            <text:p>1,193968</text:p>
          </table:table-cell>
          <table:table-cell office:value-type="float" office:value="4.599145" calcext:value-type="float">
            <text:p>4,599145</text:p>
          </table:table-cell>
          <table:table-cell office:value-type="float" office:value="6.621044" calcext:value-type="float">
            <text:p>6,621044</text:p>
          </table:table-cell>
          <table:table-cell office:value-type="float" office:value="10.65668" calcext:value-type="float">
            <text:p>10,65668</text:p>
          </table:table-cell>
          <table:table-cell/>
          <table:table-cell office:value-type="float" office:value="10.391987" calcext:value-type="float">
            <text:p>10,391987</text:p>
          </table:table-cell>
          <table:table-cell office:value-type="float" office:value="9.445792" calcext:value-type="float">
            <text:p>9,445792</text:p>
          </table:table-cell>
          <table:table-cell office:value-type="float" office:value="8.799491" calcext:value-type="float">
            <text:p>8,799491</text:p>
          </table:table-cell>
          <table:table-cell office:value-type="float" office:value="9.402375" calcext:value-type="float">
            <text:p>9,402375</text:p>
          </table:table-cell>
          <table:table-cell office:value-type="float" office:value="9.55665" calcext:value-type="float">
            <text:p>9,55665</text:p>
          </table:table-cell>
          <table:table-cell office:value-type="float" office:value="10.093797" calcext:value-type="float">
            <text:p>10,093797</text:p>
          </table:table-cell>
          <table:table-cell office:value-type="float" office:value="8.876738" calcext:value-type="float">
            <text:p>8,876738</text:p>
          </table:table-cell>
          <table:table-cell office:value-type="float" office:value="9.57735" calcext:value-type="float">
            <text:p>9,57735</text:p>
          </table:table-cell>
        </table:table-row>
        <table:table-row table:style-name="ro1">
          <table:table-cell office:value-type="float" office:value="0.064664" calcext:value-type="float">
            <text:p>0,064664</text:p>
          </table:table-cell>
          <table:table-cell office:value-type="float" office:value="1.208146" calcext:value-type="float">
            <text:p>1,208146</text:p>
          </table:table-cell>
          <table:table-cell office:value-type="float" office:value="4.693478" calcext:value-type="float">
            <text:p>4,693478</text:p>
          </table:table-cell>
          <table:table-cell office:value-type="float" office:value="6.596452" calcext:value-type="float">
            <text:p>6,596452</text:p>
          </table:table-cell>
          <table:table-cell office:value-type="float" office:value="10.565758" calcext:value-type="float">
            <text:p>10,565758</text:p>
          </table:table-cell>
          <table:table-cell/>
          <table:table-cell office:value-type="float" office:value="9.748068" calcext:value-type="float">
            <text:p>9,748068</text:p>
          </table:table-cell>
          <table:table-cell office:value-type="float" office:value="9.345987" calcext:value-type="float">
            <text:p>9,345987</text:p>
          </table:table-cell>
          <table:table-cell office:value-type="float" office:value="8.853202" calcext:value-type="float">
            <text:p>8,853202</text:p>
          </table:table-cell>
          <table:table-cell office:value-type="float" office:value="10.090601" calcext:value-type="float">
            <text:p>10,090601</text:p>
          </table:table-cell>
          <table:table-cell office:value-type="float" office:value="9.229626" calcext:value-type="float">
            <text:p>9,229626</text:p>
          </table:table-cell>
          <table:table-cell office:value-type="float" office:value="10.681691" calcext:value-type="float">
            <text:p>10,681691</text:p>
          </table:table-cell>
          <table:table-cell office:value-type="float" office:value="9.189703" calcext:value-type="float">
            <text:p>9,189703</text:p>
          </table:table-cell>
          <table:table-cell office:value-type="float" office:value="9.37118" calcext:value-type="float">
            <text:p>9,37118</text:p>
          </table:table-cell>
        </table:table-row>
        <table:table-row table:style-name="ro1">
          <table:table-cell office:value-type="float" office:value="0.068264" calcext:value-type="float">
            <text:p>0,068264</text:p>
          </table:table-cell>
          <table:table-cell office:value-type="float" office:value="1.180356" calcext:value-type="float">
            <text:p>1,180356</text:p>
          </table:table-cell>
          <table:table-cell office:value-type="float" office:value="4.60979" calcext:value-type="float">
            <text:p>4,60979</text:p>
          </table:table-cell>
          <table:table-cell office:value-type="float" office:value="6.770925" calcext:value-type="float">
            <text:p>6,770925</text:p>
          </table:table-cell>
          <table:table-cell office:value-type="float" office:value="10.591977" calcext:value-type="float">
            <text:p>10,591977</text:p>
          </table:table-cell>
          <table:table-cell/>
          <table:table-cell office:value-type="float" office:value="10.261579" calcext:value-type="float">
            <text:p>10,261579</text:p>
          </table:table-cell>
          <table:table-cell office:value-type="float" office:value="9.488437" calcext:value-type="float">
            <text:p>9,488437</text:p>
          </table:table-cell>
          <table:table-cell office:value-type="float" office:value="8.808689" calcext:value-type="float">
            <text:p>8,808689</text:p>
          </table:table-cell>
          <table:table-cell office:value-type="float" office:value="9.334403" calcext:value-type="float">
            <text:p>9,334403</text:p>
          </table:table-cell>
          <table:table-cell office:value-type="float" office:value="9.403221" calcext:value-type="float">
            <text:p>9,403221</text:p>
          </table:table-cell>
          <table:table-cell office:value-type="float" office:value="9.126686" calcext:value-type="float">
            <text:p>9,126686</text:p>
          </table:table-cell>
          <table:table-cell office:value-type="float" office:value="9.96621" calcext:value-type="float">
            <text:p>9,96621</text:p>
          </table:table-cell>
          <table:table-cell office:value-type="float" office:value="9.62386" calcext:value-type="float">
            <text:p>9,62386</text:p>
          </table:table-cell>
        </table:table-row>
        <table:table-row table:style-name="ro1">
          <table:table-cell office:value-type="float" office:value="0.066095" calcext:value-type="float">
            <text:p>0,066095</text:p>
          </table:table-cell>
          <table:table-cell office:value-type="float" office:value="1.192218" calcext:value-type="float">
            <text:p>1,192218</text:p>
          </table:table-cell>
          <table:table-cell office:value-type="float" office:value="4.593501" calcext:value-type="float">
            <text:p>4,593501</text:p>
          </table:table-cell>
          <table:table-cell office:value-type="float" office:value="6.749892" calcext:value-type="float">
            <text:p>6,749892</text:p>
          </table:table-cell>
          <table:table-cell office:value-type="float" office:value="10.630558" calcext:value-type="float">
            <text:p>10,630558</text:p>
          </table:table-cell>
          <table:table-cell/>
          <table:table-cell office:value-type="float" office:value="9.426537" calcext:value-type="float">
            <text:p>9,426537</text:p>
          </table:table-cell>
          <table:table-cell office:value-type="float" office:value="9.446367" calcext:value-type="float">
            <text:p>9,446367</text:p>
          </table:table-cell>
          <table:table-cell office:value-type="float" office:value="10.50961" calcext:value-type="float">
            <text:p>10,50961</text:p>
          </table:table-cell>
          <table:table-cell office:value-type="float" office:value="9.409227" calcext:value-type="float">
            <text:p>9,409227</text:p>
          </table:table-cell>
          <table:table-cell office:value-type="float" office:value="9.440081" calcext:value-type="float">
            <text:p>9,440081</text:p>
          </table:table-cell>
          <table:table-cell office:value-type="float" office:value="8.60621" calcext:value-type="float">
            <text:p>8,60621</text:p>
          </table:table-cell>
          <table:table-cell office:value-type="float" office:value="8.776102" calcext:value-type="float">
            <text:p>8,776102</text:p>
          </table:table-cell>
          <table:table-cell office:value-type="float" office:value="9.085275" calcext:value-type="float">
            <text:p>9,085275</text:p>
          </table:table-cell>
        </table:table-row>
        <table:table-row table:style-name="ro1">
          <table:table-cell office:value-type="float" office:value="0.06513" calcext:value-type="float">
            <text:p>0,06513</text:p>
          </table:table-cell>
          <table:table-cell office:value-type="float" office:value="1.207324" calcext:value-type="float">
            <text:p>1,207324</text:p>
          </table:table-cell>
          <table:table-cell office:value-type="float" office:value="4.607583" calcext:value-type="float">
            <text:p>4,607583</text:p>
          </table:table-cell>
          <table:table-cell office:value-type="float" office:value="7.149466" calcext:value-type="float">
            <text:p>7,149466</text:p>
          </table:table-cell>
          <table:table-cell office:value-type="float" office:value="10.434228" calcext:value-type="float">
            <text:p>10,434228</text:p>
          </table:table-cell>
          <table:table-cell/>
          <table:table-cell office:value-type="float" office:value="10.387156" calcext:value-type="float">
            <text:p>10,387156</text:p>
          </table:table-cell>
          <table:table-cell office:value-type="float" office:value="9.414959" calcext:value-type="float">
            <text:p>9,414959</text:p>
          </table:table-cell>
          <table:table-cell office:value-type="float" office:value="8.816141" calcext:value-type="float">
            <text:p>8,816141</text:p>
          </table:table-cell>
          <table:table-cell office:value-type="float" office:value="8.84419" calcext:value-type="float">
            <text:p>8,84419</text:p>
          </table:table-cell>
          <table:table-cell office:value-type="float" office:value="9.00329" calcext:value-type="float">
            <text:p>9,00329</text:p>
          </table:table-cell>
          <table:table-cell office:value-type="float" office:value="8.909576" calcext:value-type="float">
            <text:p>8,909576</text:p>
          </table:table-cell>
          <table:table-cell office:value-type="float" office:value="9.920173" calcext:value-type="float">
            <text:p>9,920173</text:p>
          </table:table-cell>
          <table:table-cell office:value-type="float" office:value="9.012691" calcext:value-type="float">
            <text:p>9,012691</text:p>
          </table:table-cell>
        </table:table-row>
        <table:table-row table:style-name="ro1">
          <table:table-cell office:value-type="float" office:value="0.065985" calcext:value-type="float">
            <text:p>0,065985</text:p>
          </table:table-cell>
          <table:table-cell office:value-type="float" office:value="1.20441" calcext:value-type="float">
            <text:p>1,20441</text:p>
          </table:table-cell>
          <table:table-cell office:value-type="float" office:value="4.569038" calcext:value-type="float">
            <text:p>4,569038</text:p>
          </table:table-cell>
          <table:table-cell office:value-type="float" office:value="6.633975" calcext:value-type="float">
            <text:p>6,633975</text:p>
          </table:table-cell>
          <table:table-cell office:value-type="float" office:value="10.591877" calcext:value-type="float">
            <text:p>10,591877</text:p>
          </table:table-cell>
          <table:table-cell/>
          <table:table-cell office:value-type="float" office:value="10.397007" calcext:value-type="float">
            <text:p>10,397007</text:p>
          </table:table-cell>
          <table:table-cell office:value-type="float" office:value="8.915642" calcext:value-type="float">
            <text:p>8,915642</text:p>
          </table:table-cell>
          <table:table-cell office:value-type="float" office:value="9.399172" calcext:value-type="float">
            <text:p>9,399172</text:p>
          </table:table-cell>
          <table:table-cell office:value-type="float" office:value="9.215708" calcext:value-type="float">
            <text:p>9,215708</text:p>
          </table:table-cell>
          <table:table-cell office:value-type="float" office:value="9.369504" calcext:value-type="float">
            <text:p>9,369504</text:p>
          </table:table-cell>
          <table:table-cell office:value-type="float" office:value="8.770276" calcext:value-type="float">
            <text:p>8,770276</text:p>
          </table:table-cell>
          <table:table-cell office:value-type="float" office:value="8.791244" calcext:value-type="float">
            <text:p>8,791244</text:p>
          </table:table-cell>
          <table:table-cell office:value-type="float" office:value="9.096695" calcext:value-type="float">
            <text:p>9,096695</text:p>
          </table:table-cell>
        </table:table-row>
        <table:table-row table:style-name="ro1">
          <table:table-cell office:value-type="float" office:value="0.068133" calcext:value-type="float">
            <text:p>0,068133</text:p>
          </table:table-cell>
          <table:table-cell office:value-type="float" office:value="1.180797" calcext:value-type="float">
            <text:p>1,180797</text:p>
          </table:table-cell>
          <table:table-cell office:value-type="float" office:value="4.942719" calcext:value-type="float">
            <text:p>4,942719</text:p>
          </table:table-cell>
          <table:table-cell office:value-type="float" office:value="6.660459" calcext:value-type="float">
            <text:p>6,660459</text:p>
          </table:table-cell>
          <table:table-cell office:value-type="float" office:value="10.351959" calcext:value-type="float">
            <text:p>10,351959</text:p>
          </table:table-cell>
          <table:table-cell/>
          <table:table-cell office:value-type="float" office:value="9.789014" calcext:value-type="float">
            <text:p>9,789014</text:p>
          </table:table-cell>
          <table:table-cell office:value-type="float" office:value="9.597994" calcext:value-type="float">
            <text:p>9,597994</text:p>
          </table:table-cell>
          <table:table-cell office:value-type="float" office:value="9.41351" calcext:value-type="float">
            <text:p>9,41351</text:p>
          </table:table-cell>
          <table:table-cell office:value-type="float" office:value="8.639917" calcext:value-type="float">
            <text:p>8,639917</text:p>
          </table:table-cell>
          <table:table-cell office:value-type="float" office:value="8.806008" calcext:value-type="float">
            <text:p>8,806008</text:p>
          </table:table-cell>
          <table:table-cell office:value-type="float" office:value="9.227981" calcext:value-type="float">
            <text:p>9,227981</text:p>
          </table:table-cell>
          <table:table-cell office:value-type="float" office:value="9.205942" calcext:value-type="float">
            <text:p>9,205942</text:p>
          </table:table-cell>
          <table:table-cell office:value-type="float" office:value="9.168233" calcext:value-type="float">
            <text:p>9,168233</text:p>
          </table:table-cell>
        </table:table-row>
        <table:table-row table:style-name="ro1">
          <table:table-cell office:value-type="float" office:value="0.065906" calcext:value-type="float">
            <text:p>0,065906</text:p>
          </table:table-cell>
          <table:table-cell office:value-type="float" office:value="1.19856" calcext:value-type="float">
            <text:p>1,19856</text:p>
          </table:table-cell>
          <table:table-cell office:value-type="float" office:value="4.639701" calcext:value-type="float">
            <text:p>4,639701</text:p>
          </table:table-cell>
          <table:table-cell office:value-type="float" office:value="6.908517" calcext:value-type="float">
            <text:p>6,908517</text:p>
          </table:table-cell>
          <table:table-cell office:value-type="float" office:value="12.105579" calcext:value-type="float">
            <text:p>12,105579</text:p>
          </table:table-cell>
          <table:table-cell/>
          <table:table-cell office:value-type="float" office:value="9.461082" calcext:value-type="float">
            <text:p>9,461082</text:p>
          </table:table-cell>
          <table:table-cell office:value-type="float" office:value="8.788121" calcext:value-type="float">
            <text:p>8,788121</text:p>
          </table:table-cell>
          <table:table-cell office:value-type="float" office:value="9.447348" calcext:value-type="float">
            <text:p>9,447348</text:p>
          </table:table-cell>
          <table:table-cell office:value-type="float" office:value="8.945152" calcext:value-type="float">
            <text:p>8,945152</text:p>
          </table:table-cell>
          <table:table-cell office:value-type="float" office:value="9.334879" calcext:value-type="float">
            <text:p>9,334879</text:p>
          </table:table-cell>
          <table:table-cell office:value-type="float" office:value="9.699706" calcext:value-type="float">
            <text:p>9,699706</text:p>
          </table:table-cell>
          <table:table-cell office:value-type="float" office:value="9.277395" calcext:value-type="float">
            <text:p>9,277395</text:p>
          </table:table-cell>
          <table:table-cell office:value-type="float" office:value="9.299234" calcext:value-type="float">
            <text:p>9,299234</text:p>
          </table:table-cell>
        </table:table-row>
        <table:table-row table:style-name="ro1">
          <table:table-cell office:value-type="float" office:value="0.067049" calcext:value-type="float">
            <text:p>0,067049</text:p>
          </table:table-cell>
          <table:table-cell office:value-type="float" office:value="1.3198" calcext:value-type="float">
            <text:p>1,3198</text:p>
          </table:table-cell>
          <table:table-cell office:value-type="float" office:value="5.137517" calcext:value-type="float">
            <text:p>5,137517</text:p>
          </table:table-cell>
          <table:table-cell office:value-type="float" office:value="6.607938" calcext:value-type="float">
            <text:p>6,607938</text:p>
          </table:table-cell>
          <table:table-cell office:value-type="float" office:value="10.591072" calcext:value-type="float">
            <text:p>10,591072</text:p>
          </table:table-cell>
          <table:table-cell/>
          <table:table-cell table:formula="of:=([.G14]+[.G15]+[.G16]+[.G18]+[.G17]+[.G19]+[.G20]+[.G21]+[.G22])/9" office:value-type="float" office:value="9.92222844444444" calcext:value-type="float">
            <text:p>9,92222844444444</text:p>
          </table:table-cell>
          <table:table-cell table:formula="of:=([.H14]+[.H15]+[.H16]+[.H18]+[.H17]+[.H19]+[.H20]+[.H21]+[.H22])/9" office:value-type="float" office:value="9.31832744444445" calcext:value-type="float">
            <text:p>9,31832744444445</text:p>
          </table:table-cell>
          <table:table-cell table:formula="of:=([.I14]+[.I15]+[.I16]+[.I18]+[.I17]+[.I19]+[.I20]+[.I21]+[.I22])/9" office:value-type="float" office:value="9.27020933333333" calcext:value-type="float">
            <text:p>9,27020933333333</text:p>
          </table:table-cell>
          <table:table-cell table:formula="of:=([.J14]+[.J15]+[.J16]+[.J18]+[.J17]+[.J19]+[.J20]+[.J21]+[.J22])/9" office:value-type="float" office:value="9.18266677777778" calcext:value-type="float">
            <text:p>9,18266677777778</text:p>
          </table:table-cell>
          <table:table-cell table:formula="of:=([.K14]+[.K15]+[.K16]+[.K18]+[.K17]+[.K19]+[.K20]+[.K21]+[.K22])/9" office:value-type="float" office:value="9.21668633333334" calcext:value-type="float">
            <text:p>9,21668633333334</text:p>
          </table:table-cell>
          <table:table-cell table:formula="of:=([.L14]+[.L15]+[.L16]+[.L18]+[.L17]+[.L19]+[.L20]+[.L21]+[.L22])/9" office:value-type="float" office:value="9.34218911111111" calcext:value-type="float">
            <text:p>9,34218911111111</text:p>
          </table:table-cell>
          <table:table-cell table:formula="of:=([.M14]+[.M15]+[.M16]+[.M18]+[.M17]+[.M19]+[.M20]+[.M21]+[.M22])/9" office:value-type="float" office:value="9.19734944444445" calcext:value-type="float">
            <text:p>9,19734944444445</text:p>
          </table:table-cell>
          <table:table-cell table:formula="of:=([.N14]+[.N15]+[.N16]+[.N18]+[.N17]+[.N19]+[.N20]+[.N21]+[.N22])/9" office:value-type="float" office:value="9.263202" calcext:value-type="float">
            <text:p>9,263202</text:p>
          </table:table-cell>
        </table:table-row>
        <table:table-row table:style-name="ro1">
          <table:table-cell table:formula="of:=([.A15]+[.A16]+[.A17]+[.A19]+[.A18]+[.A20]+[.A21]+[.A22]+[.A23])/9" office:value-type="float" office:value="0.066294" calcext:value-type="float">
            <text:p>0,066294</text:p>
          </table:table-cell>
          <table:table-cell table:formula="of:=([.B15]+[.B16]+[.B17]+[.B19]+[.B18]+[.B20]+[.B21]+[.B22]+[.B23])/9" office:value-type="float" office:value="1.20950877777778" calcext:value-type="float">
            <text:p>1,20950877777778</text:p>
          </table:table-cell>
          <table:table-cell table:formula="of:=([.C15]+[.C16]+[.C17]+[.C19]+[.C18]+[.C20]+[.C21]+[.C22]+[.C23])/9" office:value-type="float" office:value="4.71027466666667" calcext:value-type="float">
            <text:p>4,71027466666667</text:p>
          </table:table-cell>
          <table:table-cell table:formula="of:=([.D15]+[.D16]+[.D17]+[.D19]+[.D18]+[.D20]+[.D21]+[.D22]+[.D23])/9" office:value-type="float" office:value="6.74429644444445" calcext:value-type="float">
            <text:p>6,74429644444445</text:p>
          </table:table-cell>
          <table:table-cell table:formula="of:=([.E15]+[.E16]+[.E17]+[.E19]+[.E18]+[.E20]+[.E21]+[.E22]+[.E23])/9" office:value-type="float" office:value="10.7244097777778" calcext:value-type="float">
            <text:p>10,72440977777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9:18:33.974246166</meta:creation-date>
    <dc:date>2023-07-21T20:08:00.322010358</dc:date>
    <meta:editing-duration>PT23M36S</meta:editing-duration>
    <meta:editing-cycles>4</meta:editing-cycles>
    <meta:generator>LibreOffice/7.3.7.2$Linux_X86_64 LibreOffice_project/30$Build-2</meta:generator>
    <meta:document-statistic meta:table-count="1" meta:cell-count="19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Planilha1.J2:Planilha1.J10" chart:data-source-has-labels="row" svg:x="0.32cm" svg:y="0.18cm" svg:width="13.309cm" svg:height="8.64cm">
          <chart:coordinate-region svg:x="1.232cm" svg:y="0.379cm" svg:width="12.3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J3:Planilha1.J10" chart:label-cell-address="Planilha1.J2:Planilha1.J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J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330988325472">
                <text:p>1.04330988325472</text:p>
                <draw:g>
                  <svg:desc>Planilha1.J3:Planilha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092457972936">
                <text:p>1.11092457972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69096433205">
                <text:p>1.11669096433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33688921958">
                <text:p>1.1273368892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317579503176">
                <text:p>1.1231757950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808707433335">
                <text:p>1.1080870743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553720640168">
                <text:p>1.12553720640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753570741521">
                <text:p>1.11753570741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Planilha1.K2:Planilha1.K10" chart:data-source-has-labels="row" svg:x="0.32cm" svg:y="0.18cm" svg:width="13.15cm" svg:height="8.64cm">
          <chart:coordinate-region svg:x="0.941cm" svg:y="0.379cm" svg:width="12.5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K3:Planilha1.K10" chart:label-cell-address="Planilha1.K2:Planilha1.K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165494162736">
                <text:p>52.165494162736</text:p>
                <draw:g>
                  <svg:desc>Planilha1.K3:Planilha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773114493234">
                <text:p>27.773114493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6115160722009">
                <text:p>18.6115160722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917111152448">
                <text:p>14.0917111152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317579503176">
                <text:p>11.231757950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3405895277792">
                <text:p>9.23405895277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3955147429768">
                <text:p>8.03955147429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459817134507">
                <text:p>6.98459817134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